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3aa6" officeooo:paragraph-rsid="000f3aa6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000000" loext:opacity="100%" style:font-name="Droid Sans Mono" fo:font-size="10.5pt" fo:font-weight="normal" fo:background-color="#fffff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2671ed" officeooo:paragraph-rsid="002671ed" fo:background-color="#ffffff" style:font-size-asian="10.5pt" style:font-size-complex="12pt"/>
    </style:style>
    <style:style style:name="P5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22b374" officeooo:paragraph-rsid="0022b374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671ed" officeooo:paragraph-rsid="002671ed" fo:background-color="#fffff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680e8" officeooo:paragraph-rsid="002680e8" fo:background-color="#fffff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6b7e9" officeooo:paragraph-rsid="0026b7e9" fo:background-color="#ffffff" style:font-size-asian="10.5pt" style:font-size-complex="12pt"/>
    </style:style>
    <style:style style:name="P9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0" style:family="paragraph" style:parent-style-name="Standard">
      <style:text-properties fo:color="#000000" loext:opacity="100%" style:font-name="Liberation Serif" fo:font-size="10.5pt" fo:font-weight="normal" officeooo:rsid="0013ef7b" officeooo:paragraph-rsid="0013ef7b" fo:background-color="#ffffff"/>
    </style:style>
    <style:style style:name="P11" style:family="paragraph" style:parent-style-name="Standard">
      <style:paragraph-properties style:line-height-at-least="0.503cm"/>
      <style:text-properties fo:color="#000000" loext:opacity="100%" style:font-name="Liberation Serif" fo:font-size="10.5pt" fo:font-weight="normal" fo:background-color="#ffffff"/>
    </style:style>
    <style:style style:name="P12" style:family="paragraph" style:parent-style-name="Standard">
      <style:text-properties fo:color="#000000" loext:opacity="100%" style:font-name="Liberation Serif" fo:font-size="10.5pt" fo:font-weight="normal" officeooo:rsid="001432bd" officeooo:paragraph-rsid="001432bd" fo:background-color="#ffffff"/>
    </style:style>
    <style:style style:name="P13" style:family="paragraph" style:parent-style-name="Standard">
      <style:text-properties fo:color="#000000" loext:opacity="100%" style:font-name="Liberation Serif" fo:font-size="10.5pt" fo:font-weight="normal" officeooo:rsid="0015db90" officeooo:paragraph-rsid="0015db90" fo:background-color="#ffffff"/>
    </style:style>
    <style:style style:name="P14" style:family="paragraph" style:parent-style-name="Standard">
      <style:text-properties fo:color="#000000" loext:opacity="100%" style:font-name="Liberation Serif" fo:font-size="10.5pt" fo:font-weight="normal" officeooo:rsid="0015e715" officeooo:paragraph-rsid="0015e715" fo:background-color="#ffffff"/>
    </style:style>
    <style:style style:name="P15" style:family="paragraph" style:parent-style-name="Standard">
      <style:paragraph-properties style:line-height-at-least="0.503cm"/>
      <style:text-properties fo:color="#000000" loext:opacity="100%" style:font-name="Liberation Serif" fo:font-size="10.5pt" fo:font-weight="normal" officeooo:rsid="0015e715" officeooo:paragraph-rsid="0015e715" fo:background-color="#ffffff"/>
    </style:style>
    <style:style style:name="P16" style:family="paragraph" style:parent-style-name="Standard">
      <style:text-properties fo:color="#000000" loext:opacity="100%" style:font-name="Liberation Serif" fo:font-size="10.5pt" fo:font-weight="normal" officeooo:rsid="0016bb1c" officeooo:paragraph-rsid="0016bb1c" fo:background-color="#ffffff"/>
    </style:style>
    <style:style style:name="P17" style:family="paragraph" style:parent-style-name="Standard">
      <style:text-properties fo:color="#000000" loext:opacity="100%" style:font-name="Liberation Serif" fo:font-size="10.5pt" fo:font-weight="normal" officeooo:rsid="0017bd4d" officeooo:paragraph-rsid="0017bd4d" fo:background-color="#ffffff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0.5pt" fo:font-weight="normal" officeooo:rsid="001a9869" officeooo:paragraph-rsid="001a9869" fo:background-color="#fffff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0.5pt" fo:font-weight="normal" officeooo:rsid="001e6095" officeooo:paragraph-rsid="001e6095" fo:background-color="#fffff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0.5pt" fo:font-weight="normal" officeooo:rsid="001f8244" officeooo:paragraph-rsid="001f8244" fo:background-color="#ffffff" style:font-size-asian="10.5pt" style:font-size-complex="12pt"/>
    </style:style>
    <style:style style:name="P21" style:family="paragraph" style:parent-style-name="Standard">
      <style:paragraph-properties style:line-height-at-least="0.503cm"/>
      <style:text-properties fo:color="#000000" loext:opacity="100%" style:font-name="Liberation Serif" fo:background-color="#ffffff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Liberation Serif" fo:background-color="#ffffff"/>
    </style:style>
    <style:style style:name="P23" style:family="paragraph" style:parent-style-name="Standard">
      <style:text-properties fo:color="#000000" loext:opacity="100%" style:font-name="Liberation Serif" officeooo:rsid="0015db90" officeooo:paragraph-rsid="0015db90" fo:background-color="#ffffff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Liberation Serif" officeooo:rsid="0015e715" officeooo:paragraph-rsid="0015e715" fo:background-color="#ffffff"/>
    </style:style>
    <style:style style:name="P25" style:family="paragraph" style:parent-style-name="Standard">
      <style:text-properties fo:color="#000000" loext:opacity="100%" style:font-name="Liberation Serif" officeooo:rsid="0015e715" officeooo:paragraph-rsid="0015e715" fo:background-color="#ffffff"/>
    </style:style>
    <style:style style:name="P26" style:family="paragraph" style:parent-style-name="Standard">
      <style:text-properties fo:color="#000000" loext:opacity="100%" style:font-name="Liberation Serif" officeooo:rsid="0016bb1c" officeooo:paragraph-rsid="0016bb1c" fo:background-color="#ffffff"/>
    </style:style>
    <style:style style:name="P27" style:family="paragraph" style:parent-style-name="Standard">
      <style:text-properties fo:color="#000000" loext:opacity="100%" style:font-name="Liberation Serif" officeooo:rsid="0017bd4d" officeooo:paragraph-rsid="0017bd4d" fo:background-color="#ffffff"/>
    </style:style>
    <style:style style:name="P28" style:family="paragraph" style:parent-style-name="Standard">
      <style:text-properties fo:color="#000000" loext:opacity="100%" style:font-name="Liberation Serif" officeooo:rsid="0013ef7b" officeooo:paragraph-rsid="0013ef7b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officeooo:rsid="001432bd" officeooo:paragraph-rsid="001432bd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officeooo:rsid="0016bb1c" officeooo:paragraph-rsid="0016bb1c" fo:background-color="#ffffff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officeooo:rsid="0017bd4d" officeooo:paragraph-rsid="0017bd4d" fo:background-color="#ffffff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officeooo:rsid="001a9869" officeooo:paragraph-rsid="001a9869" fo:background-color="#ffffff" style:font-size-asian="16pt" style:font-size-complex="16pt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officeooo:rsid="001f8244" officeooo:paragraph-rsid="001f8244" fo:background-color="#ffffff" style:font-size-asian="16pt" style:font-size-complex="16pt"/>
    </style:style>
    <style:style style:name="P34" style:family="paragraph" style:parent-style-name="Standard">
      <style:paragraph-properties style:line-height-at-least="0.503cm" fo:text-align="center" style:justify-single-word="false"/>
      <style:text-properties fo:color="#000000" loext:opacity="100%" style:font-name="Liberation Serif" fo:font-size="16pt" fo:font-weight="normal" officeooo:rsid="0021580a" officeooo:paragraph-rsid="0021580a" fo:background-color="#ffffff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91f8f" officeooo:paragraph-rsid="00191f8f" fo:background-color="#ffffff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a9869" officeooo:paragraph-rsid="001a9869" fo:background-color="#ffffff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e6095" officeooo:paragraph-rsid="001e6095" fo:background-color="#ffffff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f8244" officeooo:paragraph-rsid="001f8244" fo:background-color="#ffffff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solid" style:text-underline-width="auto" style:text-underline-color="font-color" officeooo:rsid="001e6095" officeooo:paragraph-rsid="001e6095" fo:background-color="#ffffff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officeooo:rsid="001f8244" officeooo:paragraph-rsid="001f8244" fo:background-color="#ffffff" style:font-size-asian="10.5pt" style:font-size-complex="12pt"/>
    </style:style>
    <style:style style:name="P41" style:family="paragraph" style:parent-style-name="Standard">
      <style:paragraph-properties style:line-height-at-least="0.503cm" fo:text-align="start" style:justify-single-word="false"/>
      <style:text-properties fo:color="#000000" loext:opacity="100%" style:font-name="Liberation Serif" fo:font-size="12pt" fo:font-weight="normal" officeooo:rsid="0021580a" officeooo:paragraph-rsid="0021580a" fo:background-color="#ffffff" style:font-size-asian="10.5pt" style:font-size-complex="12pt"/>
    </style:style>
    <style:style style:name="P42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fo:background-color="#ffffff" style:font-size-asian="15pt" style:font-size-complex="15pt"/>
    </style:style>
    <style:style style:name="P43" style:family="paragraph" style:parent-style-name="Standard">
      <style:paragraph-properties style:line-height-at-least="0.503cm"/>
      <style:text-properties fo:color="#000000" loext:opacity="100%" style:font-name="Liberation Serif" fo:font-size="15pt" fo:font-weight="normal" officeooo:rsid="00241739" officeooo:paragraph-rsid="00241739" fo:background-color="#ffffff" style:font-size-asian="15pt" style:font-size-complex="15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officeooo:rsid="002671ed" officeooo:paragraph-rsid="002671ed" fo:background-color="#ffffff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officeooo:rsid="002680e8" officeooo:paragraph-rsid="002680e8" fo:background-color="#ffffff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2pt" officeooo:rsid="0026b7e9" officeooo:paragraph-rsid="0026b7e9" fo:background-color="#ffffff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officeooo:rsid="002680e8" officeooo:paragraph-rsid="002680e8" fo:background-color="#ffffff" style:font-size-asian="10.5pt" style:font-size-complex="12pt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fo:font-size="16pt" officeooo:rsid="002671ed" officeooo:paragraph-rsid="002671ed" fo:background-color="#ffffff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Liberation Serif" officeooo:rsid="000f3aa6" officeooo:paragraph-rsid="000f3aa6"/>
    </style:style>
    <style:style style:name="P51" style:family="paragraph" style:parent-style-name="Standard">
      <style:text-properties style:font-name="Liberation Serif" officeooo:rsid="000f3aa6" officeooo:paragraph-rsid="000f3aa6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weight="bold" officeooo:rsid="000ff9e2" officeooo:paragraph-rsid="000ff9e2" style:font-weight-asian="bold" style:font-weight-complex="bold"/>
    </style:style>
    <style:style style:name="P53" style:family="paragraph" style:parent-style-name="Standard">
      <style:text-properties style:font-name="Liberation Serif" officeooo:rsid="0010451e" officeooo:paragraph-rsid="0010451e"/>
    </style:style>
    <style:style style:name="P54" style:family="paragraph" style:parent-style-name="Standard">
      <style:text-properties style:font-name="Liberation Serif" style:text-underline-style="solid" style:text-underline-width="auto" style:text-underline-color="font-color" fo:font-weight="bold" officeooo:rsid="000ff9e2" officeooo:paragraph-rsid="000ff9e2" style:font-weight-asian="bold" style:font-weight-complex="bold"/>
    </style:style>
    <style:style style:name="P55" style:family="paragraph" style:parent-style-name="Standard">
      <style:text-properties style:font-name="Liberation Serif" style:text-underline-style="solid" style:text-underline-width="auto" style:text-underline-color="font-color" fo:font-weight="bold" officeooo:rsid="000f3aa6" officeooo:paragraph-rsid="000f3aa6" style:font-weight-asian="bold" style:font-weight-complex="bold"/>
    </style:style>
    <style:style style:name="P56" style:family="paragraph" style:parent-style-name="Standard">
      <style:text-properties style:font-name="Liberation Serif" officeooo:rsid="000ff9e2" officeooo:paragraph-rsid="000ff9e2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6pt" officeooo:rsid="0013ef7b" officeooo:paragraph-rsid="0013ef7b" fo:background-color="#ffffff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4pt" officeooo:rsid="001432bd" officeooo:paragraph-rsid="001432bd" fo:background-color="#ffffff" style:font-size-asian="14pt" style:font-size-complex="14pt"/>
    </style:style>
    <style:style style:name="P59" style:family="paragraph" style:parent-style-name="Standard">
      <style:text-properties style:font-name="Liberation Serif" officeooo:rsid="0037a359" officeooo:paragraph-rsid="0037a359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Sans Mono" fo:font-size="10.5pt" fo:letter-spacing="normal" fo:font-style="normal" fo:font-weight="normal" officeooo:rsid="001f8244" officeooo:paragraph-rsid="001f8244" fo:background-color="#ffffff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Droid Sans Mono" fo:font-size="10.5pt" fo:letter-spacing="normal" fo:font-style="normal" fo:font-weight="normal" officeooo:rsid="00241739" officeooo:paragraph-rsid="00241739" fo:background-color="#ffffff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f8244" officeooo:paragraph-rsid="001f8244" fo:background-color="#ffffff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41739" officeooo:paragraph-rsid="00241739" fo:background-color="#ffffff" style:font-size-asian="12pt" style:font-size-complex="12pt"/>
    </style:style>
    <style:style style:name="P64" style:family="paragraph" style:parent-style-name="Standard" style:list-style-name="L1">
      <style:text-properties fo:color="#000000" loext:opacity="100%" style:font-name="Liberation Serif" officeooo:rsid="001432bd" officeooo:paragraph-rsid="001432bd"/>
    </style:style>
    <style:style style:name="P65" style:family="paragraph" style:parent-style-name="Standard" style:list-style-name="L2">
      <style:paragraph-properties fo:text-align="start" style:justify-single-word="false"/>
      <style:text-properties fo:color="#000000" loext:opacity="100%" fo:font-size="12pt" officeooo:rsid="0026b7e9" officeooo:paragraph-rsid="0026b7e9" fo:background-color="#ffff00" style:font-size-asian="10.5pt" style:font-size-complex="12pt"/>
    </style:style>
    <style:style style:name="P66" style:family="paragraph" style:parent-style-name="Standard" style:list-style-name="L2">
      <style:paragraph-properties fo:text-align="start" style:justify-single-word="false"/>
      <style:text-properties fo:color="#000000" loext:opacity="100%" fo:font-size="12pt" officeooo:rsid="0026b7e9" officeooo:paragraph-rsid="0026b7e9" fo:background-color="#ffff00" style:font-size-asian="10.5pt" style:font-size-complex="12pt"/>
    </style:style>
    <style:style style:name="P67" style:family="paragraph" style:parent-style-name="Standard" style:list-style-name="L2">
      <style:paragraph-properties fo:text-align="start" style:justify-single-word="false"/>
      <style:text-properties fo:color="#000000" loext:opacity="100%" fo:font-size="12pt" officeooo:rsid="0026b7e9" officeooo:paragraph-rsid="0026b7e9" fo:background-color="#ffffff" style:font-size-asian="10.5pt" style:font-size-complex="12pt"/>
    </style:style>
    <style:style style:name="P68" style:family="paragraph" style:parent-style-name="Standard" style:list-style-name="L2">
      <style:paragraph-properties fo:text-align="start" style:justify-single-word="false"/>
      <style:text-properties fo:color="#000000" loext:opacity="100%" fo:font-size="12pt" officeooo:rsid="00289ab0" officeooo:paragraph-rsid="00289ab0" fo:background-color="#ffffff" style:font-size-asian="10.5pt" style:font-size-complex="12pt"/>
    </style:style>
    <style:style style:name="P69" style:family="paragraph" style:parent-style-name="Standard">
      <style:text-properties style:font-name="Liberation Serif" officeooo:rsid="000f3aa6" officeooo:paragraph-rsid="000f3aa6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style:writing-mode="lr-tb"/>
    </style:style>
    <style:style style:name="P72" style:family="paragraph">
      <loext:graphic-properties draw:fill-color="#000000"/>
    </style:style>
    <style:style style:name="T1" style:family="text">
      <style:text-properties officeooo:rsid="0013ef7b"/>
    </style:style>
    <style:style style:name="T2" style:family="text">
      <style:text-properties officeooo:rsid="0016bb1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2219f"/>
    </style:style>
    <style:style style:name="T6" style:family="text">
      <style:text-properties fo:font-variant="normal" fo:text-transform="none" fo:color="#040c28" loext:opacity="100%" fo:letter-spacing="normal" fo:font-style="normal" fo:font-weight="normal"/>
    </style:style>
    <style:style style:name="T7" style:family="text">
      <style:text-properties fo:font-variant="normal" fo:text-transform="none" fo:color="#202124" loext:opacity="100%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stroke-dash="Double_20_Dash" svg:stroke-color="#000000" svg:stroke-linecap="butt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999999" draw:fill-color="#000000" draw:textarea-horizontal-align="justify" draw:textarea-vertical-align="middle" draw:auto-grow-height="false" fo:min-height="0.028cm" fo:min-width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Day 2</text:p>
      <text:p text:style-name="P52">Add And Use Git Repository In Visual</text:p>
      <text:p text:style-name="P53"><draw:custom-shape text:anchor-type="paragraph" draw:z-index="0" draw:name="Shape 1" draw:style-name="gr4" draw:text-style-name="P72" svg:width="0.715cm" svg:height="0.054cm" svg:x="1.342cm" svg:y="0.256cm"><text:p/><draw:enhanced-geometry svg:viewBox="0 0 21600 21600" draw:text-areas="0 ?f0 ?f5 ?f2" draw:type="right-arrow" draw:modifiers="19205.9113300493 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it link <text:s text:c="9"/>https://github.com/Thashmi03/NetxdDemo.git</text:p>
      <text:p text:style-name="P53"/>
      <text:p text:style-name="P54">steps </text:p>
      <text:p text:style-name="P56"/>
      <text:p text:style-name="P56">add</text:p>
      <text:p text:style-name="P56">commit</text:p>
      <text:p text:style-name="P56">pull</text:p>
      <text:p text:style-name="P56">push</text:p>
      <text:p text:style-name="P56"/>
      <text:p text:style-name="P55">git commands</text:p>
      <text:p text:style-name="P51"/>
      <text:p text:style-name="P59">git clone link</text:p>
      <text:p text:style-name="P51">git add - -all <text:s/>(addding all files)</text:p>
      <text:p text:style-name="P51">git add &lt;filepath/filename&gt;</text:p>
      <text:p text:style-name="P51">gti commit -m “mention the changes”</text:p>
      <text:p text:style-name="P51">git pull (to pull the file)</text:p>
      <text:p text:style-name="P51">incase conflict resolve it</text:p>
      <text:p text:style-name="P51">git push</text:p>
      <text:p text:style-name="P51"/>
      <text:p text:style-name="P51"/>
      <text:p text:style-name="P1"><text:span text:style-name="T5">calculator link = </text:span><text:a xlink:type="simple" xlink:href="https://github.com/Thashmi03/gopackagedemo.git" text:style-name="Internet_20_link" text:visited-style-name="Visited_20_Internet_20_Link"><text:span text:style-name="T4">https://github.com/Thashmi03/gopackagedemo.git</text:span></text:a></text:p>
      <text:p text:style-name="P51">go get -u github.com/Sona-28/gopackagedemo<text:span text:style-name="T1">(to combine <text:s/>sona package)</text:span></text:p>
      <text:p text:style-name="P51"/>
      <text:p text:style-name="P57">ARRAY</text:p>
      <text:p text:style-name="P58">navigating to rows and col</text:p>
      <text:p text:style-name="P58"/>
      <text:p text:style-name="P10">package main</text:p>
      <text:p text:style-name="P21"/>
      <text:p text:style-name="P11">import "fmt"</text:p>
      <text:p text:style-name="P21"/>
      <text:p text:style-name="P11">func main(){</text:p>
      <text:p text:style-name="P11">var a=[3][3]int{{1,2,3},{4,5,6},{7,8,9}}</text:p>
      <text:p text:style-name="P11">var i,j int</text:p>
      <text:p text:style-name="P11">for i =0;i&lt;3;i++{</text:p>
      <text:p text:style-name="P11">for j=0;j&lt;3;j++{</text:p>
      <text:p text:style-name="P11">fmt.Printf("%d ",a[i][j] ) </text:p>
      <text:p text:style-name="P11">}</text:p>
      <text:p text:style-name="P11">fmt.Print("\n")</text:p>
      <text:p text:style-name="P11">}</text:p>
      <text:p text:style-name="P11">}</text:p>
      <text:p text:style-name="P28"/>
      <text:p text:style-name="P28"/>
      <text:p text:style-name="P29">SLICES </text:p>
      <text:list xml:id="list419247120" text:style-name="L1">
        <text:list-item>
          <text:p text:style-name="P64">these are special datastructures in go lang</text:p>
        </text:list-item>
        <text:list-item>
          <text:p text:style-name="P64">that can shrink and modify the size</text:p>
        </text:list-item>
        <text:list-item>
          <text:p text:style-name="P64">they are dynamically sized</text:p>
        </text:list-item>
        <text:list-item>
          <text:p text:style-name="P64">can be entire array or subset array</text:p>
        </text:list-item>
      </text:list>
      <text:p text:style-name="P12">package main</text:p>
      <text:p text:style-name="P21"/>
      <text:p text:style-name="P11"><text:soft-page-break/>import "fmt"</text:p>
      <text:p text:style-name="P21"/>
      <text:p text:style-name="P11">func main() {</text:p>
      <text:p text:style-name="P11">arr := [6]int{2, 4, 6, 8, 10, 12}</text:p>
      <text:p text:style-name="P11">var str =[6]string{"thash","ishu","harry","Ro","abi","rohith"}</text:p>
      <text:p text:style-name="P11">var s []int = arr[1:5]</text:p>
      <text:p text:style-name="P11">var t [] string=str[1:5]</text:p>
      <text:p text:style-name="P11">slice1 :=arr[1:3]</text:p>
      <text:p text:style-name="P11">slice2 :=arr[:5]</text:p>
      <text:p text:style-name="P11">slice3 :=arr[1:]</text:p>
      <text:p text:style-name="P11">slice4:=arr[:]</text:p>
      <text:p text:style-name="P11">fmt.Println(s)</text:p>
      <text:p text:style-name="P11">fmt.Println(t)</text:p>
      <text:p text:style-name="P11">fmt.Println("slice1=",slice1)</text:p>
      <text:p text:style-name="P11">fmt.Println("slice2=",slice2)</text:p>
      <text:p text:style-name="P11">fmt.Println("slice3=",slice3)</text:p>
      <text:p text:style-name="P11">fmt.Println("slice4=",slice4)</text:p>
      <text:p text:style-name="P11">fmt.Println(len(slice1))</text:p>
      <text:p text:style-name="P11">fmt.Println(cap(slice1))</text:p>
      <text:p text:style-name="P11">}</text:p>
      <text:p text:style-name="P11"/>
      <text:p text:style-name="P23">EX2:</text:p>
      <text:p text:style-name="P23"/>
      <text:p text:style-name="P23">DATA CHANGE IN SLICE REFELECTS THE ARRAY</text:p>
      <text:p text:style-name="P13">package main</text:p>
      <text:p text:style-name="P21"/>
      <text:p text:style-name="P11">import "fmt"</text:p>
      <text:p text:style-name="P21"/>
      <text:p text:style-name="P11">func main(){</text:p>
      <text:p text:style-name="P11">a:=[7]string{"mon","tue","wed","thurs","fri","sat","sun"}</text:p>
      <text:p text:style-name="P21"/>
      <text:p text:style-name="P11">slice1:=a[1:]</text:p>
      <text:p text:style-name="P11">slice2:=a[3:]</text:p>
      <text:p text:style-name="P21"/>
      <text:p text:style-name="P11">fmt.Println("before\na =",a)</text:p>
      <text:p text:style-name="P11">fmt.Println("slice1= ",slice1)</text:p>
      <text:p text:style-name="P11">fmt.Println("slice2= ",slice2)</text:p>
      <text:p text:style-name="P21"/>
      <text:p text:style-name="P11">slice1[0] ="TUE"</text:p>
      <text:p text:style-name="P11">slice1[1]="WED"</text:p>
      <text:p text:style-name="P11">slice1[2]="THUR"</text:p>
      <text:p text:style-name="P21"/>
      <text:p text:style-name="P11">slice2[1]="FRI"</text:p>
      <text:p text:style-name="P21"/>
      <text:p text:style-name="P11">fmt.Println("after\na=",a)</text:p>
      <text:p text:style-name="P11">fmt.Println("slice1=",slice1)</text:p>
      <text:p text:style-name="P11">fmt.Println("slice2 =",slice2)</text:p>
      <text:p text:style-name="P11">}</text:p>
      <text:p text:style-name="P23"/>
      <text:p text:style-name="P24"/>
      <text:p text:style-name="P24"/>
      <text:p text:style-name="P24"><text:soft-page-break/></text:p>
      <text:p text:style-name="P24"/>
      <text:p text:style-name="P24"/>
      <text:p text:style-name="P24">l<text:span text:style-name="T3">en and capacity</text:span></text:p>
      <text:p text:style-name="P35">len is the actual data carring</text:p>
      <text:p text:style-name="P35">capacity the max size </text:p>
      <text:p text:style-name="P35"/>
      <text:p text:style-name="P14">package main</text:p>
      <text:p text:style-name="P21"/>
      <text:p text:style-name="P11">import "fmt"</text:p>
      <text:p text:style-name="P21"/>
      <text:p text:style-name="P11">func main(){</text:p>
      <text:p text:style-name="P11">s:=[]int{10,20,30,40,50,60,70,80,90,100}</text:p>
      <text:p text:style-name="P11">fmt.Printf("Original array\ns=%v,len=%v,cap=%v",s,len(s),cap(s))</text:p>
      <text:p text:style-name="P22"/>
      <text:p text:style-name="P11">//after</text:p>
      <text:p text:style-name="P11">s=s[1:5]</text:p>
      <text:p text:style-name="P11">fmt.Printf("\nafter slicing array fron 1 to 5\ns=%v,len=%v,cap=%v",s,len(s),cap(s))</text:p>
      <text:p text:style-name="P21"/>
      <text:p text:style-name="P11">s=s[:8]</text:p>
      <text:p text:style-name="P11">fmt.Printf("\nafter extending len\ns=%v,len=%v,cap=%v",s,len(s),cap(s))</text:p>
      <text:p text:style-name="P21"/>
      <text:p text:style-name="P11">s=s[2:]</text:p>
      <text:p text:style-name="P11">fmt.Printf("\nafter dropping first two elements\ns=%v,len=%v,cap=%v\n",s,len(s),cap(s))</text:p>
      <text:p text:style-name="P21"/>
      <text:p text:style-name="P11">}</text:p>
      <text:p text:style-name="P15">output:</text:p>
      <text:p text:style-name="P15">Original array</text:p>
      <text:p text:style-name="P15">s=[10 20 30 40 50 60 70 80 90 100],len=10,cap=10</text:p>
      <text:p text:style-name="P15">after slicing array fron 1 to 5</text:p>
      <text:p text:style-name="P15">s=[20 30 40 50],len=4,cap=9</text:p>
      <text:p text:style-name="P15">after extending len</text:p>
      <text:p text:style-name="P15">s=[20 30 40 50 60 70 80 90],len=8,cap=9</text:p>
      <text:p text:style-name="P15">after dropping first two elements</text:p>
      <text:p text:style-name="P15">s=[40 50 60 70 80 90],len=6,cap=7</text:p>
      <text:p text:style-name="P25"/>
      <text:p text:style-name="P25"/>
      <text:p text:style-name="P30">APPEND</text:p>
      <text:p text:style-name="P26">if we need to increase the data beyond the cap</text:p>
      <text:p text:style-name="P26"/>
      <text:p text:style-name="P16">package main</text:p>
      <text:p text:style-name="P21"/>
      <text:p text:style-name="P11">import "fmt"</text:p>
      <text:p text:style-name="P21"/>
      <text:p text:style-name="P11">func main(){</text:p>
      <text:p text:style-name="P11">s1:=[]string{"c","c++","java"}</text:p>
      <text:p text:style-name="P11">s2:=append(s1,"py","rust","go")</text:p>
      <text:p text:style-name="P11">//<text:span text:style-name="T2">when it is appended it is created as new <text:s/>it doesn’t reflect s1</text:span></text:p>
      <text:p text:style-name="P21"/>
      <text:p text:style-name="P11">fmt.Println("set1=",s1)</text:p>
      <text:p text:style-name="P11"><text:soft-page-break/>fmt.Println("set2=",s2)</text:p>
      <text:p text:style-name="P21"/>
      <text:p text:style-name="P11">s2[0]="xyz"</text:p>
      <text:p text:style-name="P11">fmt.Println("set1=",s1)</text:p>
      <text:p text:style-name="P11">fmt.Println("set2=",s2)</text:p>
      <text:p text:style-name="P11">}</text:p>
      <text:p text:style-name="P26"/>
      <text:p text:style-name="P26"/>
      <text:p text:style-name="P27"/>
      <text:p text:style-name="P27"/>
      <text:p text:style-name="P27"/>
      <text:p text:style-name="P31">RANGE</text:p>
      <text:p text:style-name="P27"/>
      <text:p text:style-name="P17">package main</text:p>
      <text:p text:style-name="P21"/>
      <text:p text:style-name="P11">import "fmt"</text:p>
      <text:p text:style-name="P21"/>
      <text:p text:style-name="P11">func main(){</text:p>
      <text:p text:style-name="P11">prime:=[]int{2,3,5,7,11,13,17,19,23,29}</text:p>
      <text:p text:style-name="P21"/>
      <text:p text:style-name="P11">for index,num:=range prime{</text:p>
      <text:p text:style-name="P11">fmt.Printf("Prime(%d) =%d\n",index+1,num)</text:p>
      <text:p text:style-name="P11">}</text:p>
      <text:p text:style-name="P11">//using range keyword index and number should be used </text:p>
      <text:p text:style-name="P11">for _,num:=range prime{</text:p>
      <text:p text:style-name="P11">fmt.Printf("Prime =%d\n",num)</text:p>
      <text:p text:style-name="P11">}</text:p>
      <text:p text:style-name="P11">// if any one i snot required we can use blank (ie:underscore) </text:p>
      <text:p text:style-name="P11">}</text:p>
      <text:p text:style-name="P27"/>
      <text:p text:style-name="P27"/>
      <text:p text:style-name="P32">MAP</text:p>
      <text:p text:style-name="P36">make -keyword allow to create ds</text:p>
      <text:p text:style-name="P36"/>
      <text:p text:style-name="P18">package main</text:p>
      <text:p text:style-name="P21"/>
      <text:p text:style-name="P11">import "fmt"</text:p>
      <text:p text:style-name="P21"/>
      <text:p text:style-name="P11">func main() {</text:p>
      <text:p text:style-name="P11">var t map[string]int//while it is nil when created </text:p>
      <text:p text:style-name="P11">m := make(map[string]int)//not nil</text:p>
      <text:p text:style-name="P11">m["salary"] = 2000</text:p>
      <text:p text:style-name="P11">m["age"] = 20</text:p>
      <text:p text:style-name="P11">m["employeeId"] = 1</text:p>
      <text:p text:style-name="P11">fmt.Println(m)</text:p>
      <text:p text:style-name="P11">if t == nil {</text:p>
      <text:p text:style-name="P11">fmt.Println("is nil")</text:p>
      <text:p text:style-name="P11">} else {</text:p>
      <text:p text:style-name="P11">fmt.Println(t)</text:p>
      <text:p text:style-name="P11">}</text:p>
      <text:p text:style-name="P11">}</text:p>
      <text:p text:style-name="P11"><text:soft-page-break/></text:p>
      <text:p text:style-name="P11"/>
      <text:p text:style-name="P11"/>
      <text:p text:style-name="P11"/>
      <text:p text:style-name="P18">package main</text:p>
      <text:p text:style-name="P21"/>
      <text:p text:style-name="P11">import "fmt"</text:p>
      <text:p text:style-name="P21"/>
      <text:p text:style-name="P11">func main(){</text:p>
      <text:p text:style-name="P11">var personAge =map[string]int{</text:p>
      <text:p text:style-name="P11">"thash":20,</text:p>
      <text:p text:style-name="P11">"ish":21,</text:p>
      <text:p text:style-name="P11">"sri":21,</text:p>
      <text:p text:style-name="P11">}</text:p>
      <text:p text:style-name="P11">personAge["harry"]=20</text:p>
      <text:p text:style-name="P11">personAge["ro"]=20</text:p>
      <text:p text:style-name="P21"/>
      <text:p text:style-name="P11">// for name,age:=range personAge{</text:p>
      <text:p text:style-name="P11">// fmt.Println(name,age)</text:p>
      <text:p text:style-name="P11">// }</text:p>
      <text:p text:style-name="P11">//thash 20</text:p>
      <text:p text:style-name="P11">ish 21</text:p>
      <text:p text:style-name="P11">sri 21</text:p>
      <text:p text:style-name="P11">harry 20</text:p>
      <text:p text:style-name="P11">ro 20</text:p>
      <text:p text:style-name="P11">fmt.Println(personAge) //map[harry:20 ish:21 ro:20 sri:21 thash:20]</text:p>
      <text:p text:style-name="P11">}</text:p>
      <text:p text:style-name="P36"/>
      <text:p text:style-name="P36"/>
      <text:p text:style-name="P39">check existing an delete</text:p>
      <text:p text:style-name="P39"/>
      <text:p text:style-name="P40">if key doesn’t exist it does not do anything</text:p>
      <text:p text:style-name="P37"/>
      <text:p text:style-name="P19">package main</text:p>
      <text:p text:style-name="P21"/>
      <text:p text:style-name="P11">import "fmt"</text:p>
      <text:p text:style-name="P21"/>
      <text:p text:style-name="P11">func main(){</text:p>
      <text:p text:style-name="P11">var personAge =map[string]int{</text:p>
      <text:p text:style-name="P11">"thash":20,</text:p>
      <text:p text:style-name="P11">"ish":21,</text:p>
      <text:p text:style-name="P11">"sri":21,</text:p>
      <text:p text:style-name="P11">}</text:p>
      <text:p text:style-name="P11">personAge["harry"]=20</text:p>
      <text:p text:style-name="P11">personAge["ro"]=20</text:p>
      <text:p text:style-name="P11">age,Exist:=personAge["thash"]</text:p>
      <text:p text:style-name="P21"/>
      <text:p text:style-name="P11">fmt.Println(age)</text:p>
      <text:p text:style-name="P11">fmt.Println(Exist)</text:p>
      <text:p text:style-name="P11">//delete</text:p>
      <text:p text:style-name="P11">delete(personAge,"thash")</text:p>
      <text:p text:style-name="P11"><text:soft-page-break/>fmt.Println(personAge)</text:p>
      <text:p text:style-name="P11">}</text:p>
      <text:p text:style-name="P37"/>
      <text:p text:style-name="P33">POINTER</text:p>
      <text:p text:style-name="P20">package main</text:p>
      <text:p text:style-name="P21"/>
      <text:p text:style-name="P11">import "fmt"</text:p>
      <text:p text:style-name="P21"/>
      <text:p text:style-name="P11">func main() {</text:p>
      <text:p text:style-name="P11">a := 10</text:p>
      <text:p text:style-name="P11">p := &amp;a</text:p>
      <text:p text:style-name="P11">pp := &amp;p</text:p>
      <text:p text:style-name="P11">fmt.Printf("a=%v\np=%v\n*p=%v\n", a, p, *p)</text:p>
      <text:p text:style-name="P11">*p = 50</text:p>
      <text:p text:style-name="P11">fmt.Printf("after\na=%v\np=%v\n*p=%v\n", a, p, *p)</text:p>
      <text:p text:style-name="P11">fmt.Println("**p=",**pp)</text:p>
      <text:p text:style-name="P11">}</text:p>
      <text:p text:style-name="P11"/>
      <text:p text:style-name="P11"/>
      <text:p text:style-name="P42"/>
      <text:p text:style-name="P43">defer,panic,recover –gracefull sysytem handling concept</text:p>
      <text:p text:style-name="P34">DEFER</text:p>
      <text:p text:style-name="P41"/>
      <text:p text:style-name="P38"><text:span text:style-name="T6">used to delay the execution of a function until the surrounding function completes</text:span><text:span text:style-name="T7">.</text:span></text:p>
      <text:p text:style-name="P60">package main</text:p>
      <text:p text:style-name="P9"/>
      <text:p text:style-name="P2">import "fmt"</text:p>
      <text:p text:style-name="P9"/>
      <text:p text:style-name="P2"><draw:polyline text:anchor-type="paragraph" draw:z-index="1" draw:name="Polyline with 5 corners 1" draw:style-name="gr1" draw:text-style-name="P70" svg:width="2.386cm" svg:height="1.001cm" draw:transform="rotate (-1.65195413701263) translate (11.1476708929985cm 0.21786938503684cm)" svg:viewBox="0 0 2387 1002" draw:points="104,1002 2387,1002 2305,0 0,55 110,99"><text:p/></draw:polyline>func main(){</text:p>
      <text:p text:style-name="P2"><draw:line text:anchor-type="paragraph" draw:z-index="5" draw:name="Line 1" draw:style-name="gr1" draw:text-style-name="P70" svg:x1="10.167cm" svg:y1="0.478cm" svg:x2="11.093cm" svg:y2="0.425cm"><text:p/></draw:line>fmt.Println("first")</text:p>
      <text:p text:style-name="P2"><draw:frame text:anchor-type="paragraph" draw:z-index="3" draw:name="Text Frame 2" draw:style-name="gr2" draw:text-style-name="P71" svg:width="1.086cm" svg:height="0.503cm" svg:x="10.008cm" svg:y="0.108cm"><draw:text-box><text:p>mid</text:p></draw:text-box></draw:frame>defer fmt.Println("second")//delay this mes</text:p>
      <text:p text:style-name="P2"><draw:frame text:anchor-type="paragraph" draw:z-index="2" draw:name="Text Frame 1" draw:style-name="gr3" draw:text-style-name="P71" svg:width="1.271cm" svg:height="0.689cm" svg:x="9.955cm" svg:y="0.319cm"><draw:text-box><text:p>second</text:p></draw:text-box></draw:frame><draw:line text:anchor-type="paragraph" draw:z-index="4" draw:name="Horizontal line 1" draw:style-name="gr1" draw:text-style-name="P70" svg:x1="9.955cm" svg:y1="0.319cm" svg:x2="11.093cm" svg:y2="0.319cm"><text:p/></draw:line>defer fmt.Println("mid")</text:p>
      <text:p text:style-name="P2">fmt.Println("third")</text:p>
      <text:p text:style-name="P2">//it stores like a stack</text:p>
      <text:p text:style-name="P2">}</text:p>
      <text:p text:style-name="P2"/>
      <text:p text:style-name="P2"/>
      <text:p text:style-name="P5">why defer statements are executed in stacked order?</text:p>
      <text:p text:style-name="P62"/>
      <text:p text:style-name="P60">package main</text:p>
      <text:p text:style-name="P9"/>
      <text:p text:style-name="P2">import "fmt"</text:p>
      <text:p text:style-name="P9"/>
      <text:p text:style-name="P2">func main(){</text:p>
      <text:p text:style-name="P2">fun1()</text:p>
      <text:p text:style-name="P2">fmt.Println("main")</text:p>
      <text:p text:style-name="P2">}</text:p>
      <text:p text:style-name="P9"/>
      <text:p text:style-name="P2">func fun1(){</text:p>
      <text:p text:style-name="P2">defer fun2()</text:p>
      <text:p text:style-name="P2"><text:soft-page-break/>fmt.Println("fun1")</text:p>
      <text:p text:style-name="P2">}</text:p>
      <text:p text:style-name="P2">func fun2(){</text:p>
      <text:p text:style-name="P2">defer fun3()</text:p>
      <text:p text:style-name="P2">fmt.Println("fun2")</text:p>
      <text:p text:style-name="P2">}</text:p>
      <text:p text:style-name="P2">func fun3(){</text:p>
      <text:p text:style-name="P2">defer fmt.Println("fun3")</text:p>
      <text:p text:style-name="P2">}</text:p>
      <text:p text:style-name="P63">op:</text:p>
      <text:p text:style-name="P63">fun1</text:p>
      <text:p text:style-name="P63">fun2</text:p>
      <text:p text:style-name="P63">fun3</text:p>
      <text:p text:style-name="P63">main</text:p>
      <text:p text:style-name="P63"/>
      <text:p text:style-name="P63"/>
      <text:p text:style-name="P61">package main</text:p>
      <text:p text:style-name="P9"/>
      <text:p text:style-name="P2">import "fmt"</text:p>
      <text:p text:style-name="P9"/>
      <text:p text:style-name="P2">func main(){</text:p>
      <text:p text:style-name="P2">fun1()</text:p>
      <text:p text:style-name="P2">fmt.Println("main")</text:p>
      <text:p text:style-name="P2">}</text:p>
      <text:p text:style-name="P9"/>
      <text:p text:style-name="P2">func fun1(){</text:p>
      <text:p text:style-name="P2">defer fun2()</text:p>
      <text:p text:style-name="P2">fmt.Println("fun1")</text:p>
      <text:p text:style-name="P2">}</text:p>
      <text:p text:style-name="P2">func fun2(){</text:p>
      <text:p text:style-name="P2">fun3()</text:p>
      <text:p text:style-name="P2">fmt.Println("fun2")</text:p>
      <text:p text:style-name="P2">}</text:p>
      <text:p text:style-name="P2">func fun3(){</text:p>
      <text:p text:style-name="P2">defer fmt.Println("fun3")</text:p>
      <text:p text:style-name="P2">}</text:p>
      <text:p text:style-name="P63"/>
      <text:p text:style-name="P63"/>
      <text:p text:style-name="P63">op:</text:p>
      <text:p text:style-name="P63">fun1</text:p>
      <text:p text:style-name="P63">fun3</text:p>
      <text:p text:style-name="P63">fun2</text:p>
      <text:p text:style-name="P63">main</text:p>
      <text:p text:style-name="P63"/>
      <text:p text:style-name="P49"/>
      <text:p text:style-name="P49">PANIC</text:p>
      <text:p text:style-name="P3">package main</text:p>
      <text:p text:style-name="P9"/>
      <text:p text:style-name="P2">import "fmt"</text:p>
      <text:p text:style-name="P9"/>
      <text:p text:style-name="P2">func handlePanic(){</text:p>
      <text:p text:style-name="P2"><text:soft-page-break/>if a:=recover();a!=nil{//a stores what ype of panic</text:p>
      <text:p text:style-name="P2">fmt.Println("3.Recover from -",a)</text:p>
      <text:p text:style-name="P2">}</text:p>
      <text:p text:style-name="P2">fmt.Println("4.Im stopping")</text:p>
      <text:p text:style-name="P2">}</text:p>
      <text:p text:style-name="P9"/>
      <text:p text:style-name="P2">func entry(lang *string,name *string){</text:p>
      <text:p text:style-name="P2">//2</text:p>
      <text:p text:style-name="P2">fmt.Println("1-Entry regular")//1</text:p>
      <text:p text:style-name="P2">defer handlePanic()//second</text:p>
      <text:p text:style-name="P2">defer doCleanUp()//invoking first</text:p>
      <text:p text:style-name="P2">if lang == nil{//not nil so continue</text:p>
      <text:p text:style-name="P2">panic("Error:lang cannot be nil")</text:p>
      <text:p text:style-name="P2">}</text:p>
      <text:p text:style-name="P2">if(name == nil){//thi sis nil</text:p>
      <text:p text:style-name="P2">panic("panic-beacause of name")//invokes do cleapup first</text:p>
      <text:p text:style-name="P2">}</text:p>
      <text:p text:style-name="P2">fmt.Println("language",lang)</text:p>
      <text:p text:style-name="P2">fmt.Println("name",name)</text:p>
      <text:p text:style-name="P2">}</text:p>
      <text:p text:style-name="P9"/>
      <text:p text:style-name="P2">func doCleanUp(){</text:p>
      <text:p text:style-name="P2">fmt.Println("2.defer-entry cleanup")</text:p>
      <text:p text:style-name="P2">}</text:p>
      <text:p text:style-name="P2">func main(){</text:p>
      <text:p text:style-name="P2">defer fmt.Println("i am the first defer")</text:p>
      <text:p text:style-name="P2">defer fmt.Println("6.defer- in main")</text:p>
      <text:p text:style-name="P2">lang:="go lang"</text:p>
      <text:p text:style-name="P2">entry(&amp;lang,nil)</text:p>
      <text:p text:style-name="P2">fmt.Println("5.main-normal",lang)</text:p>
      <text:p text:style-name="P2">}</text:p>
      <text:p text:style-name="P2"/>
      <text:p text:style-name="P48">STRUCT</text:p>
      <text:p text:style-name="P48"/>
      <text:p text:style-name="P7">sample</text:p>
      <text:p text:style-name="P4">package main</text:p>
      <text:p text:style-name="P9"/>
      <text:p text:style-name="P2">import "fmt"</text:p>
      <text:p text:style-name="P9"/>
      <text:p text:style-name="P2">type Student struct{</text:p>
      <text:p text:style-name="P2">//mem first letter should be caps for exporting purpose</text:p>
      <text:p text:style-name="P2">RollNum int</text:p>
      <text:p text:style-name="P2">Name string</text:p>
      <text:p text:style-name="P2">}</text:p>
      <text:p text:style-name="P2">func main(){</text:p>
      <text:p text:style-name="P2">s:=Student{14,"thash"}</text:p>
      <text:p text:style-name="P2">ps:=&amp;s</text:p>
      <text:p text:style-name="P2">fmt.Println(ps)</text:p>
      <text:p text:style-name="P2">fmt.Println((*ps).Name)</text:p>
      <text:p text:style-name="P2">fmt.Println(ps.Name)</text:p>
      <text:p text:style-name="P2"><text:soft-page-break/>ps.RollNum=18</text:p>
      <text:p text:style-name="P2">fmt.Println(ps.RollNum)</text:p>
      <text:p text:style-name="P2">}</text:p>
      <text:p text:style-name="P44"/>
      <text:p text:style-name="P44"/>
      <text:p text:style-name="P4"/>
      <text:p text:style-name="P6"/>
      <text:p text:style-name="P8">structural method</text:p>
      <text:p text:style-name="P4">package main</text:p>
      <text:p text:style-name="P9"/>
      <text:p text:style-name="P2">import "fmt"</text:p>
      <text:p text:style-name="P9"/>
      <text:p text:style-name="P2">type Point struct{</text:p>
      <text:p text:style-name="P2">X,Y float64</text:p>
      <text:p text:style-name="P2">}</text:p>
      <text:p text:style-name="P2">func (p Point) Isabove(y float64)bool{//method name is after struct type</text:p>
      <text:p text:style-name="P2">return p.Y&gt;y</text:p>
      <text:p text:style-name="P2">}</text:p>
      <text:p text:style-name="P2">func main(){</text:p>
      <text:p text:style-name="P2">p:=Point{2.0,4.0}</text:p>
      <text:p text:style-name="P2">fmt.Println("Point:",p)</text:p>
      <text:p text:style-name="P2">var num float64</text:p>
      <text:p text:style-name="P2">fmt.Scanln(&amp;num)</text:p>
      <text:p text:style-name="P2">fmt.Printf("the line y(%v)&gt;%v? %v \n",p.Y,num,p.Isabove(num))</text:p>
      <text:p text:style-name="P2">}</text:p>
      <text:p text:style-name="P44"/>
      <text:p text:style-name="P47">pointer as reference</text:p>
      <text:p text:style-name="P45"/>
      <text:p text:style-name="P4">package main</text:p>
      <text:p text:style-name="P9"/>
      <text:p text:style-name="P2">import "fmt"</text:p>
      <text:p text:style-name="P9"/>
      <text:p text:style-name="P2">type Point struct{</text:p>
      <text:p text:style-name="P2">X,Y float64</text:p>
      <text:p text:style-name="P2">}</text:p>
      <text:p text:style-name="P2">func(p *Point)Trans(dx,dy float64){</text:p>
      <text:p text:style-name="P2">p.X=p.X +dx</text:p>
      <text:p text:style-name="P2">p.Y=p.Y+dy</text:p>
      <text:p text:style-name="P2">}</text:p>
      <text:p text:style-name="P2">func main(){</text:p>
      <text:p text:style-name="P2">p:=Point{3,4}</text:p>
      <text:p text:style-name="P2">fmt.Println("Point P=",p)</text:p>
      <text:p text:style-name="P9"/>
      <text:p text:style-name="P2">p.Trans(7,9)</text:p>
      <text:p text:style-name="P2">fmt.Println("after,P=",p)</text:p>
      <text:p text:style-name="P2">}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6">ASSIGNMENT</text:p>
      <text:p text:style-name="P46"/>
      <text:list xml:id="list844052735" text:style-name="L2">
        <text:list-item>
          <text:p text:style-name="P65">Implement A Queue Ds With The Help Of Struct And Pointers</text:p>
        </text:list-item>
        <text:list-item>
          <text:p text:style-name="P65">Create a pascal triangle</text:p>
        </text:list-item>
        <text:list-item>
          <text:p text:style-name="P66">Create a doubly linked list with pointers and structs</text:p>
        </text:list-item>
        <text:list-item>
          <text:p text:style-name="P67">Create A Binary Search Tree And Find The Location Of Element (16 Level) Performance .Time To Take N Th Element.How Much Time Taken To Identify The Search</text:p>
        </text:list-item>
        <text:list-item>
          <text:p text:style-name="P65">Write a program to identify the num of occurences of go in the given string</text:p>
        </text:list-item>
        <text:list-item>
          <text:p text:style-name="P66">Identify if a given card is valid credit card or not(download package)</text:p>
        </text:list-item>
        <text:list-item>
          <text:p text:style-name="P65">rev the pattern</text:p>
          <text:p text:style-name="P65">IP:ABCDEFGHIJKL </text:p>
          <text:p text:style-name="P65">OP:ABDCEFHGIJLK</text:p>
        </text:list-item>
        <text:list-item>
          <text:p text:style-name="P68">Dijikstra algorith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0:12:47.037378893</meta:creation-date>
    <dc:date>2023-08-08T18:05:44.029656736</dc:date>
    <meta:editing-duration>PT9H7M2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0" meta:paragraph-count="348" meta:word-count="902" meta:character-count="6875" meta:non-whitespace-character-count="6313"/>
  </office:meta>
</office:document-meta>
</file>